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Farhang" svg:font-family="Farhang" style:font-pitch="variable"/>
    <style:font-face style:name="Gandom" svg:font-family="Gandom" style:font-family-generic="roman" style:font-pitch="variable"/>
    <style:font-face style:name="IRANSansDN" svg:font-family="IRANSansDN" style:font-family-generic="swiss" style:font-pitch="variable"/>
    <style:font-face style:name="IRANSansX" svg:font-family="IRANSansX" style:font-family-generic="swiss" style:font-pitch="variable"/>
    <style:font-face style:name="IRANSharp" svg:font-family="IRANSharp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use-window-font-color="true" loext:opacity="0%" style:text-outline="false" style:font-name="Gandom" fo:font-size="10pt" fo:letter-spacing="normal" style:letter-kerning="false" style:font-size-asian="10pt" style:font-name-complex="IRANSansX" style:font-size-complex="10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0pt" fo:font-weight="bold" officeooo:rsid="0012a76e" officeooo:paragraph-rsid="0012a76e" style:font-size-asian="10pt" style:font-weight-asian="bold" style:font-name-complex="IRANSansX" style:font-size-complex="10pt" style:font-weight-complex="bold"/>
    </style:style>
    <style:style style:name="P3" style:family="paragraph" style:parent-style-name="Standard">
      <style:paragraph-properties fo:text-align="end" style:justify-single-word="false" style:writing-mode="rl-tb"/>
      <style:text-properties fo:font-size="10pt" fo:font-weight="bold" style:font-size-asian="10pt" style:font-weight-asian="bold" style:font-name-complex="IRANSansX" style:font-size-complex="10pt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fo:font-size="10pt" style:font-size-asian="10pt" style:font-name-complex="IRANSansX" style:font-size-complex="10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0pt" officeooo:rsid="0012a76e" officeooo:paragraph-rsid="0012a76e" style:font-size-asian="10pt" style:font-name-complex="IRANSansX" style:font-size-complex="10pt"/>
    </style:style>
    <style:style style:name="T1" style:family="text">
      <style:text-properties style:font-name-complex="Farhang"/>
    </style:style>
    <style:style style:name="T2" style:family="text">
      <style:text-properties style:use-window-font-color="true" loext:opacity="0%" style:text-outline="false" style:font-name="Gandom" fo:font-size="16pt" fo:letter-spacing="normal" style:letter-kerning="false" style:font-size-asian="16pt"/>
    </style:style>
    <style:style style:name="T3" style:family="text">
      <style:text-properties style:use-window-font-color="true" loext:opacity="0%" style:text-outline="false" style:font-name="Gandom" fo:font-size="16pt" fo:letter-spacing="normal" style:letter-kerning="false" style:font-size-asian="16pt" style:font-name-complex="Farhang"/>
    </style:style>
    <style:style style:name="T4" style:family="text">
      <style:text-properties style:use-window-font-color="true" loext:opacity="0%" style:text-outline="false" style:font-name="Gandom" fo:font-size="12pt" fo:letter-spacing="normal" style:letter-kerning="false" style:font-size-asian="12pt"/>
    </style:style>
    <style:style style:name="T5" style:family="text">
      <style:text-properties style:use-window-font-color="true" loext:opacity="0%" style:text-outline="false" style:font-name="Gandom" fo:font-size="10pt" fo:letter-spacing="normal" style:letter-kerning="false" style:font-size-asian="10pt"/>
    </style:style>
    <style:style style:name="T6" style:family="text">
      <style:text-properties style:use-window-font-color="true" loext:opacity="0%" style:text-outline="false" style:font-name="Gandom" fo:letter-spacing="normal" style:letter-kerning="false"/>
    </style:style>
    <style:style style:name="T7" style:family="text">
      <style:text-properties style:use-window-font-color="true" loext:opacity="0%" style:text-outline="false" style:font-name="Gandom" fo:letter-spacing="normal" officeooo:rsid="00148399" style:letter-kern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بیانیه درختکاری جمعیت داوطلبان سبز</text:span></text:p>
      <text:p text:style-name="P3"><text:span text:style-name="T6">اسفند ۱۴۰۰</text:span></text:p>
      <text:p text:style-name="P1"/>
      <text:p text:style-name="P4"><text:span text:style-name="T6">ما زندگانیم</text:span></text:p>
      <text:p text:style-name="P4"><text:span text:style-name="T6">بیرون از خود ارغوان شده‌ایم و سبز ایستاده‌ایم‌ روی تپه‌های این سوتر و آن سو‌تر</text:span></text:p>
      <text:p text:style-name="P4"><text:span text:style-name="T6">یا جایی در گوشه‌های سایه‌گیر دره‌ای در آرامشیم</text:span></text:p>
      <text:p text:style-name="P4"><text:span text:style-name="T6">یا جایی در آفتاب‌خورانِ یالِ کوهی، پیراهن در دست باد داریم</text:span></text:p>
      <text:p text:style-name="P4"><text:span text:style-name="T6">بهار که می‌شود روزگار نشتر می‌زند رگهایمان را و خونی سبز و ارغوانی می‌پاشد روی دیوار چشم‌اندازها</text:span></text:p>
      <text:p text:style-name="P4"><text:span text:style-name="T6">و ما جان می‌دهیم</text:span></text:p>
      <text:p text:style-name="P4"><text:span text:style-name="T6">آنقدر جان می‌دهیم که تا فرسنگ‌ها پیرامونمان پر از جان بشود.</text:span></text:p>
      <text:p text:style-name="P1"/>
      <text:p text:style-name="P4"><text:span text:style-name="T6">ما زایندگانیم</text:span></text:p>
      <text:p text:style-name="P4"><text:span text:style-name="T6">نگاه کن آنجا را!</text:span></text:p>
      <text:p text:style-name="P4"><text:span text:style-name="T6">روی آن تپه</text:span></text:p>
      <text:p text:style-name="P4"><text:span text:style-name="T6">ما آنجا بوده‌ایم</text:span></text:p>
      <text:p text:style-name="P4"><text:span text:style-name="T6">هنگامی که چیزی آنجا نبود</text:span></text:p>
      <text:p text:style-name="P4"><text:span text:style-name="T6">و دنیایی دیگر هست که در آن هنوز چیزی آنجا نیست</text:span></text:p>
      <text:p text:style-name="P4"><text:span text:style-name="T6">اما ما دنیایی نو زاییدیم که در آن </text:span></text:p>
      <text:p text:style-name="P4"><text:span text:style-name="T6">آنجا روی آن تپه</text:span></text:p>
      <text:p text:style-name="P4"><text:span text:style-name="T6">اُرس‌ها برای هزار سال خواب‌هایمان را زندگی خواهند کرد.</text:span></text:p>
      <text:p text:style-name="P1"/>
      <text:p text:style-name="P4"><text:span text:style-name="T6">ما روایتگرانیم</text:span></text:p>
      <text:p text:style-name="P4"><text:span text:style-name="T6">درخت زالزالک نشانده بر سر چشمه هستیم</text:span></text:p>
      <text:p text:style-name="P4"><text:span text:style-name="T6">که زمزمه‌های چشمه را داستان کرده و خوشه خوشه از خود آویخته است</text:span></text:p>
      <text:p text:style-name="P4"><text:span text:style-name="T6">داستان‌هایی از </text:span><text:span text:style-name="T7">جاری</text:span><text:span text:style-name="T6"> <text:s/>و زنده بودن به رغم خشکسال، به رغم سال وبا و به رغم قحط‌ سال امید.</text:span></text:p>
      <text:p text:style-name="P1"/>
      <text:p text:style-name="P4"><text:span text:style-name="T6">ما رویاگرانیم</text:span></text:p>
      <text:p text:style-name="P4"><text:span text:style-name="T6">انار پُر دانهٔ جنگلی هستیم</text:span></text:p>
      <text:p text:style-name="P4"><text:span text:style-name="T6">که هر دانه‌اش خیال رویش درختی دیگر است</text:span></text:p>
      <text:p text:style-name="P4"><text:span text:style-name="T6">روزگار که چنگ بیاندازد بر صورت زمین، ما نمی‌شکنیم، ما نمی‌ریزیم</text:span></text:p>
      <text:p text:style-name="P4"><text:span text:style-name="T6">می‌رویم و دانه‌های خویش را در شیار‌های زخم تازهٔ زمین می‌کاریم</text:span></text:p>
      <text:p text:style-name="P4"><text:span text:style-name="T6">و ایستاده در انتظار باران می‌مانیم</text:span></text:p>
      <text:p text:style-name="P4"><text:span text:style-name="T6">تا روزی که ابرهای باران‌زا —شاید از پسِ هزار سال— به پیش ما برگردند</text:span></text:p>
      <text:p text:style-name="P4"><text:span text:style-name="T6">و باران ببارد و <text:s/>از ما جنگلی انار افشان بروید.</text:span></text:p>
      <text:p text:style-name="P1"/>
      <text:p text:style-name="P4"><text:span text:style-name="T6">ما آرزومندانیم </text:span></text:p>
      <text:p text:style-name="P4"><text:span text:style-name="T2">و درختکاری آرزونامهٔ ماست که بر روی خاک می‌نویسیم</text:span></text:p>
      <text:p text:style-name="P4"><text:span text:style-name="T6">آرزوی کرامت انسانی در پناه زیست پایدار زمین</text:span></text:p>
      <text:p text:style-name="P4"><text:span text:style-name="T6">آرزوی زیبایی.</text:span></text:p>
      <text:p text:style-name="P1"/>
      <text:p text:style-name="P1"/>
      <text:p text:style-name="P1"/>
      <text:p text:style-name="P4"><text:span text:style-name="T6">شهریار عیوض‌زاده</text:span></text:p>
      <text:p text:style-name="P4"><text:span text:style-name="T6">کارلسکرونا، اسفند ۱۴۰۰</text:span></text:p>
      <text:p text:style-name="P1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Farhang" svg:font-family="Farhang" style:font-pitch="variable"/>
    <style:font-face style:name="Gandom" svg:font-family="Gandom" style:font-family-generic="roman" style:font-pitch="variable"/>
    <style:font-face style:name="IRANSansDN" svg:font-family="IRANSansDN" style:font-family-generic="swiss" style:font-pitch="variable"/>
    <style:font-face style:name="IRANSansX" svg:font-family="IRANSansX" style:font-family-generic="swiss" style:font-pitch="variable"/>
    <style:font-face style:name="IRANSharp" svg:font-family="IRANSharp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10T23:00:03.435653516</meta:creation-date>
    <dc:date>2022-03-11T11:24:46.800581854</dc:date>
    <meta:editing-duration>PT8H53M29S</meta:editing-duration>
    <meta:editing-cycles>1</meta:editing-cycles>
    <meta:document-statistic meta:table-count="0" meta:image-count="0" meta:object-count="0" meta:page-count="1" meta:paragraph-count="36" meta:word-count="258" meta:character-count="1300" meta:non-whitespace-character-count="1074"/>
    <meta:generator>LibreOffice/7.3.1.3$MacOSX_X86_64 LibreOffice_project/a69ca51ded25f3eefd52d7bf9a5fad8c90b87951</meta:generator>
  </office:meta>
</office:document-meta>
</file>